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63cm" fo:margin-left="0.118cm" fo:margin-right="15.519cm" table:align="margins"/>
    </style:style>
    <style:style style:name="Table1.A" style:family="table-column">
      <style:table-column-properties style:column-width="1.363cm" style:rel-column-width="773*"/>
    </style:style>
    <style:style style:name="Table1.A1" style:family="table-cell">
      <style:table-cell-properties fo:padding="0.097cm" fo:border="0.5pt solid #000000"/>
    </style:style>
    <style:style style:name="Table2" style:family="table">
      <style:table-properties style:width="4.523cm" fo:margin-left="0.118cm" fo:margin-right="12.36cm" table:align="margins"/>
    </style:style>
    <style:style style:name="Table2.A" style:family="table-column">
      <style:table-column-properties style:column-width="1.363cm" style:rel-column-width="773*"/>
    </style:style>
    <style:style style:name="Table2.B" style:family="table-column">
      <style:table-column-properties style:column-width="1.369cm" style:rel-column-width="776*"/>
    </style:style>
    <style:style style:name="Table2.C" style:family="table-column">
      <style:table-column-properties style:column-width="1.79cm" style:rel-column-width="101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P1" style:family="paragraph" style:parent-style-name="Standard">
      <style:text-properties officeooo:rsid="00141b83"/>
    </style:style>
    <style:style style:name="P2" style:family="paragraph" style:parent-style-name="Standard">
      <style:text-properties officeooo:rsid="00141b83" officeooo:paragraph-rsid="00141b83"/>
    </style:style>
    <style:style style:name="P3" style:family="paragraph" style:parent-style-name="Standard">
      <style:text-properties officeooo:rsid="001662e1" officeooo:paragraph-rsid="001662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fessors have a PROFID, a name, an age, a rank, and a research specialty. Projects have aproject number, a spoor me (eg UGC/AICTE...), a starting date, an ending date, and abudget. Graduate students have an USN, a name, an agr, and a degree program (e.g. MCA/MPhil/BE/ME.). Each project is managed exactly by one professor (known as the project sprincipal investigator). Each project is worked on by one or more professors (known as theproject's co-investigators). Professors can manage work on multiple projects. Each project isworked on by one or more graduate students (known as the project's research assistants Graduate students can work on multiple projects. Each professor can supervise many students. A student who is working on a project can be supervised by only one professor</text:p>
      <text:p text:style-name="Standard"/>
      <text:p text:style-name="Standard">Queries</text:p>
      <text:p text:style-name="Standard"/>
      <text:p text:style-name="Standard">a) Retrieve the names of all penfemors who diy not have an ongoing project of more than akh</text:p>
      <text:p text:style-name="Standard"/>
      <text:p text:style-name="Standard">b) Retrieve the names of all graduate students along with their professors under whom they work and project sponsor</text:p>
      <text:p text:style-name="Standard"/>
      <text:p text:style-name="Standard">ay List the professors and suth of the budget of their projects started after 2005 but ended in2010 d) List the names of profesors who has a total worth of project greater than the average hadget of projects sanctioned</text:p>
      <text:p text:style-name="Standard"/>
      <text:p text:style-name="Standard">e) List the professors who work we all the projects</text:p>
      <text:p text:style-name="Standard"/>
      <text:p text:style-name="Standard"/>
      <text:p text:style-name="P1"/>
      <text:p text:style-name="Standard">create table PROFFESSOR( P_id varchar(20) primary key,P_name varchar(30),P_rank int,P_age int,P</text:p>
      <text:p text:style-name="Standard">_spec varchar(20));</text:p>
      <text:p text:style-name="Standard"/>
      <text:p text:style-name="Standard">create table PROJECT (Pr_num varchar(30) <text:s/>primary key,P_sponser varchar(30),S_date date,E_date</text:p>
      <text:p text:style-name="Standard">date,P_budget int ,P_id varchar(30),foreign key(P_id) references PROFFESSOR(P_id));</text:p>
      <text:p text:style-name="Standard">Query OK, 0 rows affected (0.01 sec)</text:p>
      <text:p text:style-name="Standard"/>
      <text:p text:style-name="Standard">mysql&gt; create table STUDENT ( USN varchar(20) primary key ,S_name varchar(20</text:p>
      <text:p text:style-name="Standard"><text:s text:c="4"/>-&gt; ), S_age int ,degree varchar(30),Pmngr_id varchar(30),foreign key(Pmngr_id) references PROFFESSOR(P_id</text:p>
      <text:p text:style-name="Standard"><text:s text:c="4"/>-&gt; ));</text:p>
      <text:p text:style-name="Standard">Query OK, 0 rows affected (0.01 sec)</text:p>
      <text:p text:style-name="Standard">insert into PROFFESSOR values("P001","Prof1",1,28,"Bio"),("P002","Prof2",2,29,"Chem"),("P003","Prof3",3,32,"Math");</text:p>
      <text:p text:style-name="Standard"/>
      <text:p text:style-name="Standard">create table PWP (P_id varchar(20),Pr_num varchar(30),primary key(P_id,Pr_num),foreign key(P_id) references PROFFESSOR(P_id),foreign key(Pr_num) references PROJECT(Pr_num));</text:p>
      <text:p text:style-name="Standard">Query OK, 0 rows affected (0.02 sec)</text:p>
      <text:p text:style-name="Standard">create table SWP (USN varchar(30),Pr_num varchar(30),primary key(USN,Pr_num),foreign key(Pr_num) references PROJECT(Pr_num),foreign key(USN) references STUDENT(USN));</text:p>
      <text:p text:style-name="Standard">Query OK, 0 rows affected (0.01 sec)</text:p>
      <text:p text:style-name="Standard">insert into PROJECT values("PR001","Spon1","2023-09-28","2023-10-01",100000,"P001");</text:p>
      <text:p text:style-name="Standard">Query OK, 1 row affected (0.01 sec)</text:p>
      <text:p text:style-name="Standard"/>
      <text:p text:style-name="Standard"><text:soft-page-break/>mysql&gt; insert into PROJECT values("PR002","Spon2","2023-09-28","2023-10-06",200000,"P002");</text:p>
      <text:p text:style-name="Standard">Query OK, 1 row affected (0.00 sec)</text:p>
      <text:p text:style-name="Standard"/>
      <text:p text:style-name="Standard">mysql&gt; insert into PROJECT values("PR003","Spon3","2023-09-28","2023-10-10",240000,"P003");</text:p>
      <text:p text:style-name="Standard">Query OK, 1 row affected (0.00 sec)</text:p>
      <text:p text:style-name="Standard">insert into STUDENT values("RV01","sname1",20,"degree1","P001");</text:p>
      <text:p text:style-name="Standard">Query OK, 1 row affected (0.00 sec)</text:p>
      <text:p text:style-name="Standard"/>
      <text:p text:style-name="Standard">mysql&gt; insert into STUDENT values("RV02","sname2",20,"degree2","P001");</text:p>
      <text:p text:style-name="Standard">Query OK, 1 row affected (0.01 sec)</text:p>
      <text:p text:style-name="Standard"/>
      <text:p text:style-name="Standard">mysql&gt; insert into STUDENT values("RV03","sname3",20,"degree3","P002");</text:p>
      <text:p text:style-name="Standard">Query OK, 1 row affected (0.00 sec)</text:p>
      <text:p text:style-name="Standard">insert into PWP values("P001","PR001");</text:p>
      <text:p text:style-name="Standard">Query OK, 1 row affected (0.01 sec)</text:p>
      <text:p text:style-name="Standard"/>
      <text:p text:style-name="Standard">mysql&gt; insert into PWP values("P002","PR002");</text:p>
      <text:p text:style-name="Standard">Query OK, 1 row affected (0.01 sec)</text:p>
      <text:p text:style-name="Standard"/>
      <text:p text:style-name="Standard">mysql&gt; insert into PWP values("P003","PR002");</text:p>
      <text:p text:style-name="Standard">Query OK, 1 row affected (0.01 sec)</text:p>
      <text:p text:style-name="Standard"/>
      <text:p text:style-name="Standard">mysql&gt; insert into PWP values("P003","PR001");</text:p>
      <text:p text:style-name="Standard">Query OK, 1 row affected (0.00 sec</text:p>
      <text:p text:style-name="Standard">insert into SWP values("RV01","PR001");</text:p>
      <text:p text:style-name="Standard">Query OK, 1 row affected (0.00 sec)</text:p>
      <text:p text:style-name="Standard"/>
      <text:p text:style-name="Standard">mysql&gt; insert into SWP values("RV02","PR001");</text:p>
      <text:p text:style-name="Standard">Query OK, 1 row affected (0.00 sec)</text:p>
      <text:p text:style-name="Standard"/>
      <text:p text:style-name="Standard">mysql&gt; insert into SWP values("RV03","PR002");</text:p>
      <text:p text:style-name="Standard">Query OK, 1 row affected (0.01 sec)</text:p>
      <text:p text:style-name="P2">1)select p.P_Name from PROFFESSOR p,PROJECT pr,PWP w where p.P_id = w.P_id and w.Pr_num = pr.Pr_num and pr.E_date &lt; curdate() and pr.P_budget &gt; 100000;</text:p>
      <text:p text:style-name="P2">+--------+</text:p>
      <text:p text:style-name="P2">| P_Name |</text:p>
      <text:p text:style-name="P2">+--------+</text:p>
      <text:p text:style-name="P2">| Prof2 <text:s/>|</text:p>
      <text:p text:style-name="P2">| Prof3 <text:s/>|</text:p>
      <table:table table:name="Table1" table:style-name="Table1">
        <table:table-column table:style-name="Table1.A"/>
        <table:table-header-rows>
          <table:table-row>
            <table:table-cell table:style-name="Table1.A1" office:value-type="string">
              <text:p text:style-name="Table_20_Contents"/>
            </table:table-cell>
          </table:table-row>
        </table:table-header-rows>
      </table:table>
      <text:p text:style-name="P2">select s.S_name, p.P_name,pr.P_sponser from PROFFESSOR p,STUDENT s,PROJECT pr,PWP w where s.Pmngr_id <text:s/>= p.P_id and p.P_id = w.P_id and w.Pr_num = <text:s/>pr.Pr_num ;</text:p>
      <text:p text:style-name="P2">+--------+--------+-----------+</text:p>
      <text:p text:style-name="P2">| S_name | P_name | P_sponser |</text:p>
      <text:p text:style-name="P2">+--------+--------+-----------+</text:p>
      <text:p text:style-name="P2">| sname1 | Prof1 <text:s/>| Spon1 <text:s text:c="4"/>|</text:p>
      <text:p text:style-name="P2">| sname2 | Prof1 <text:s/>| Spon1 <text:s text:c="4"/>|</text:p>
      <text:p text:style-name="P2">| sname3 | Prof2 <text:s/>| Spon2 <text:s text:c="4"/>|</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
            </table:table-cell>
            <table:table-cell table:style-name="Table2.A1" office:value-type="string">
              <text:p text:style-name="Table_20_Contents"/>
            </table:table-cell>
            <table:table-cell table:style-name="Table2.C1" office:value-type="string">
              <text:p text:style-name="Table_20_Contents"/>
            </table:table-cell>
          </table:table-row>
        </table:table-header-rows>
      </table:table>
      <text:p text:style-name="P2"><text:soft-page-break/>3) select sum(pr.P_budget),p.P_name from PROJECT pr,PROFFESSOR p ,PWP w <text:s/>where p.P_id = w.P_id and w.Pr_num = pr.Pr_num and <text:s/>pr.S_date &gt; "2023-09-25" and pr.E_date &lt; "2023-10-5" group by P_name ;</text:p>
      <text:p text:style-name="P2">+------------------+--------+</text:p>
      <text:p text:style-name="P2">| sum(pr.P_budget) | P_name |</text:p>
      <text:p text:style-name="P2">+------------------+--------+</text:p>
      <text:p text:style-name="P2">| <text:s text:c="10"/>100000 | Prof1 <text:s/>|</text:p>
      <text:p text:style-name="P2">| <text:s text:c="10"/>100000 | Prof3 <text:s/>|</text:p>
      <text:p text:style-name="P2"/>
      <text:p text:style-name="P3">4)SELECT SUM(pr.P_budget) FROM PROJECT pr, PROFFESSOR p, PWP w WHERE p.P_id = w.P_id <text:s text:c="2"/>AND w.Pr_num = pr.Pr_num <text:s text:c="2"/>AND pr.P_budget &gt; (SELECT AVG(e.P_budget)/2 FROM PROJECT e);</text:p>
      <text:p text:style-name="P3">+------------------+</text:p>
      <text:p text:style-name="P3">| SUM(pr.P_budget) |</text:p>
      <text:p text:style-name="P3">+------------------+</text:p>
      <text:p text:style-name="P3">| <text:s text:c="9"/>1390000 |</text:p>
      <text:p text:style-name="P3">+------------------+</text:p>
      <text:p text:style-name="P2"/>
      <text:p text:style-name="P3">5)SELECT p.P_name</text:p>
      <text:p text:style-name="P3">FROM PROFESSOR p, PWP w, PROJECT pr</text:p>
      <text:p text:style-name="P3">WHERE p.P_id = w.P_id</text:p>
      <text:p text:style-name="P3"><text:s text:c="2"/>AND w.Pr_num = pr.Pr_num</text:p>
      <text:p text:style-name="P3"><text:s text:c="2"/>AND p.P_id = ALL (SELECT e.P_id FROM PROJECT 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8:11:44.343731415</meta:creation-date>
    <meta:generator>LibreOffice/7.3.7.2$Linux_X86_64 LibreOffice_project/30$Build-2</meta:generator>
    <dc:date>2023-10-08T20:20:04.592816734</dc:date>
    <meta:editing-duration>PT27M35S</meta:editing-duration>
    <meta:editing-cycles>1</meta:editing-cycles>
    <meta:document-statistic meta:table-count="2" meta:image-count="0" meta:object-count="0" meta:page-count="3" meta:paragraph-count="76" meta:word-count="680" meta:character-count="4896" meta:non-whitespace-character-count="4238"/>
  </office:meta>
</office:document-meta>
</file>